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w roman" svg:font-family="'New roman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/>
    <style:font-face style:name="ариал" svg:font-family="ариал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language="bg" fo:country="BG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8pt" fo:language="bg" fo:country="BG" officeooo:rsid="00159b51" officeooo:paragraph-rsid="00159b51" style:font-size-asian="15.8000001907349pt" style:font-size-complex="18pt"/>
    </style:style>
    <style:style style:name="P4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59b51" officeooo:paragraph-rsid="00159b51" style:font-size-asian="8.75pt" style:font-size-complex="10pt"/>
    </style:style>
    <style:style style:name="P5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59b51" officeooo:paragraph-rsid="0018436a" style:font-size-asian="8.75pt" style:font-size-complex="10pt"/>
    </style:style>
    <style:style style:name="P6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650e2" officeooo:paragraph-rsid="001650e2" style:font-size-asian="8.75pt" style:font-size-complex="10pt"/>
    </style:style>
    <style:style style:name="P7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650e2" officeooo:paragraph-rsid="0018e357" style:font-size-asian="8.75pt" style:font-size-complex="10pt"/>
    </style:style>
    <style:style style:name="P8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8e357" officeooo:paragraph-rsid="0018e357" style:font-size-asian="8.75pt" style:font-size-complex="10pt"/>
    </style:style>
    <style:style style:name="P9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times new roman" fo:font-size="12pt" fo:language="bg" fo:country="BG" officeooo:rsid="00159b51" officeooo:paragraph-rsid="00159b51" style:font-size-asian="12pt" style:font-size-complex="12pt"/>
    </style:style>
    <style:style style:name="P10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times new roman" fo:font-size="12pt" fo:language="bg" fo:country="BG" fo:font-weight="bold" officeooo:rsid="00159b51" officeooo:paragraph-rsid="00159b51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style:text-blinking="false" fo:background-color="transparent" style:font-size-asian="10pt" style:font-size-complex="10pt"/>
    </style:style>
    <style:style style:name="P12" style:family="paragraph" style:parent-style-name="Text_20_body">
      <style:paragraph-properties fo:margin-left="0in" fo:margin-right="0in" fo:margin-top="0.139in" fo:margin-bottom="0.1665in" style:contextual-spacing="false" fo:line-height="0.2201in" fo:text-align="justify" style:justify-single-word="false" fo:text-indent="0in" style:auto-text-indent="false" style:writing-mode="lr-tb"/>
      <style:text-properties style:font-name="arial" fo:font-size="10pt" fo:language="bg" fo:country="BG" style:font-size-asian="10pt" style:font-size-complex="10pt"/>
    </style:style>
    <style:style style:name="P13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style:font-name="arial" fo:font-size="10pt" fo:language="bg" fo:country="BG" style:font-size-asian="10pt" style:font-size-complex="10pt"/>
    </style:style>
    <style:style style:name="P14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style:font-name="arial" fo:font-size="10pt" fo:language="bg" fo:country="BG" fo:font-weight="normal" style:font-size-asian="10pt" style:font-weight-asian="normal" style:font-size-complex="10pt" style:font-weight-complex="normal"/>
    </style:style>
    <style:style style:name="T1" style:family="text">
      <style:text-properties officeooo:rsid="001650e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50e2" style:font-style-asian="italic" style:font-style-complex="italic"/>
    </style:style>
    <style:style style:name="T4" style:family="text">
      <style:text-properties fo:font-style="italic" officeooo:rsid="0018e35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e357" style:font-style-asian="normal" style:font-style-complex="normal"/>
    </style:style>
    <style:style style:name="T7" style:family="text">
      <style:text-properties officeooo:rsid="0018e357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8e357" style:text-blinking="false" fo:background-color="transparent" loext:char-shading-value="0" style:font-size-asian="10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8e357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4798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8e357" style:text-blinking="false" fo:background-color="transparent" loext:char-shading-value="0" style:font-size-asian="10pt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4798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8e357" style:text-blinking="false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a47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JSON Parse</text:h>
      <text:h text:style-name="P1" text:outline-level="3">от Цветомир Стайков</text:h>
      <text:h text:style-name="P1" text:outline-level="3">1MI0800469 2 група 1 курс</text:h>
      <text:p text:style-name="P9"><text:span text:style-name="T18">1. Увод</text:span></text:p>
      <text:p text:style-name="P8">1.1 Описание и идея на проекта</text:p>
      <text:p text:style-name="P5"><text:tab/>- <text:span text:style-name="T1">Проекта представлява програма в стил конзолен интерфейс (</text:span><text:span text:style-name="T3">Command line interface</text:span><text:span text:style-name="T1">), в която потребителя може да зарежда </text:span><text:span text:style-name="T3">JSON</text:span><text:span text:style-name="T1"> (</text:span><text:span text:style-name="T3">Javascript Object Notation</text:span><text:span text:style-name="T1">) файлове. </text:span><text:span text:style-name="T7">Тя дава възможност за манипулиране, извеждане и проверка на данните от файловете. Написана е в обектно ориентиран стил и по начин, чрез който части от програмта може да се имплементират в други проекти.</text:span></text:p>
      <text:p text:style-name="P4"/>
      <text:p text:style-name="P6">1.2 Цел и задача на разработка</text:p>
      <text:p text:style-name="P7"><text:tab/>- <text:s/><text:span text:style-name="T7">Проекта е направен да дава възможност за манипулирането, проверяване и извеждане на </text:span><text:span text:style-name="T4">JSON</text:span><text:span text:style-name="T6"> файлове. </text:span><text:span text:style-name="T5">Има команди за проверка на валидността на заредения файл, която проверява дали спазва </text:span><text:span text:style-name="T2">JSON</text:span><text:span text:style-name="T5"> формата, да извежда информацията от файла, във четим формат (</text:span><text:span text:style-name="T2">„pritty print“</text:span><text:span text:style-name="T5">), да модифицира информацията и да запазва както в досегашния файл, така й на нови места. </text:span><text:span text:style-name="T6">Програмата е написана и тествана на </text:span><text:span text:style-name="T4">Linux Fedora</text:span><text:span text:style-name="T6">. Обектно ориентирания стил на програмата и начина, по който е написана, дава възможност да се разширява програмта и да се имплементира в други проекти. </text:span></text:p>
      <text:p text:style-name="P6"><text:span text:style-name="T6"/></text:p>
      <text:p text:style-name="P7">1.3 Структура на документация</text:p>
      <text:p text:style-name="P7"><text:span text:style-name="T13">- 1. Увод</text:span></text:p>
      <text:p text:style-name="P11"><text:tab/>1.1. Описание и идея на проекта</text:p>
      <text:p text:style-name="P11"><text:tab/>1.2. <text:span text:style-name="T19">Ц</text:span>ел и задачи на разработката </text:p>
      <text:p text:style-name="P11"><text:tab/>1.3. Структура на документацията </text:p>
      <text:p text:style-name="P12"><text:span text:style-name="T15">- 2</text:span><text:span text:style-name="T14">. Преглед на предметната област</text:span></text:p>
      <text:p text:style-name="P11"><text:tab/>2.1. Основни дефиниции, концепции и алгоритми, които ще бъдат използвани </text:p>
      <text:p text:style-name="P11"><text:tab/>2.2. Дефиниране на проблеми и сложност на поставената задача</text:p>
      <text:p text:style-name="P11"><text:tab/>2.3. Подходи, методи (евентуално модели и стандарти) за решаване на поставените проблемите</text:p>
      <text:p text:style-name="P11"><text:tab/>2.4 Потребителски (функционални) изисквания (права, роли, статуси, диаграми, ...) и качествени (нефункционални) изисквания (скалируемост, поддръжка, ...)</text:p>
      <text:p text:style-name="P12"><text:span text:style-name="T14">- 3. Проектиране</text:span></text:p>
      <text:p text:style-name="P11"><text:tab/>3.1. Обща архитектура – ООП дизайн</text:p>
      <text:p text:style-name="P11"><text:soft-page-break/><text:tab/>3.2. Диаграми (на структура и поведение - по обекти, слоеве с най-важните извадки от кода) </text:p>
      <text:p text:style-name="P12"><text:span text:style-name="T14">- 4. Реализация, тестване</text:span></text:p>
      <text:p text:style-name="P11"><text:tab/>4.1. Реализация на класове (включва важни моменти от реализацията на класовете и малки фрагменти от кода)</text:p>
      <text:p text:style-name="P11"><text:tab/>4.2. Управление на паметта и алгоритми. Оптимизации.</text:p>
      <text:p text:style-name="P11"><text:tab/>4.3. Планиране, описание и създаване на тестови сценарии (създаване на примери)</text:p>
      <text:p text:style-name="P14"><text:span text:style-name="T16">- 5. Заключение</text:span></text:p>
      <text:p text:style-name="P11"><text:tab/>5.1. Обобщение на изпълнението на началните цели</text:p>
      <text:p text:style-name="P13"><text:span text:style-name="T12"><text:tab/>5.2. Насоки за бъдещо развитие и усъвършенстване</text:span></text:p>
      <text:p text:style-name="P10">2. Преглед на предметната област</text:p>
      <text:p text:style-name="P9"/>
      <text:p text:style-name="P10">3. Проектиране</text:p>
      <text:p text:style-name="P10"/>
      <text:p text:style-name="P10">4. Реализация, тестване</text:p>
      <text:p text:style-name="P10"/>
      <text:p text:style-name="P10">5. Заключение</text:p>
      <text:p text:style-name="P10"/>
      <text:p text:style-name="P9"/>
      <text:p text:style-name="P9"/>
      <text:p text:style-name="P9"/>
      <text:p text:style-name="P9"/>
      <text:p text:style-name="P9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w roman" svg:font-family="'New roman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/>
    <style:font-face style:name="ариал" svg:font-family="ариал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16:25.337515470</meta:creation-date>
    <dc:date>2024-05-28T11:48:06.560373031</dc:date>
    <meta:editing-duration>PT31M40S</meta:editing-duration>
    <meta:editing-cycles>8</meta:editing-cycles>
    <meta:generator>LibreOffice/7.6.7.2$Linux_X86_64 LibreOffice_project/60$Build-2</meta:generator>
    <meta:document-statistic meta:table-count="0" meta:image-count="0" meta:object-count="0" meta:page-count="2" meta:paragraph-count="32" meta:word-count="332" meta:character-count="2201" meta:non-whitespace-character-count="1878"/>
  </office:meta>
</office:document-meta>
</file>